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5143" calcext:value-type="float">
            <text:p>15143</text:p>
          </table:table-cell>
          <table:table-cell table:formula="of:=SUM([.F2:.F163])" office:value-type="float" office:value="82" calcext:value-type="float">
            <text:p>82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1661" calcext:value-type="float">
            <text:p>21661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42])" office:value-type="float" office:value="41" calcext:value-type="float">
            <text:p>41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42])" office:value-type="float" office:value="21661" calcext:value-type="float">
            <text:p>21661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12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13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14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5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6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17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18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19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20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21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22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23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24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25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26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27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28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9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30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31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32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33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34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35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36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37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38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39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40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41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42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4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22:02:26.2232443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19T22:03:05.828088596</dc:date>
    <meta:editing-duration>PT7H13M51S</meta:editing-duration>
    <meta:editing-cycles>61</meta:editing-cycles>
    <meta:generator>LibreOffice/4.3.3.2$Linux_X86_64 LibreOffice_project/430m0$Build-2</meta:generator>
    <dc:creator>Marcelo Diniz</dc:creator>
    <meta:document-statistic meta:table-count="3" meta:cell-count="17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">
                <text:p>40</text:p>
                <draw:g>
                  <svg:desc>Cálculos.H165:Cálculos.H165 Cálculos.F165:Cálculos.F165</svg:desc>
                </draw:g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5143">
                <text:p>15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